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osinformato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osinformato" style:family="paragraph">
      <style:text-properties style:font-name="Courier New" style:font-name-complex="Courier New"/>
    </style:style>
    <style:style style:name="P3" style:parent-style-name="Textosinformato" style:family="paragraph">
      <style:text-properties style:font-name="Courier New" style:font-name-complex="Courier New"/>
    </style:style>
  </office:automatic-styles>
  <office:body>
    <office:text text:use-soft-page-breaks="true">
      <text:p text:style-name="P1">PRUEBA</text:p>
      <text:p text:style-name="P2">Prueba1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sinformato" style:display-name="Texto sin formato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xtosinformatoCar" style:display-name="Texto sin formato Car" style:family="text" style:parent-style-name="Fuentedepárrafopredeter.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guel fortes sanchez</meta:initial-creator>
    <dc:creator>miguel fortes sanchez</dc:creator>
    <meta:creation-date>2017-11-16T23:50:00Z</meta:creation-date>
    <dc:date>2017-11-16T23:50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